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ElstobD2" svg:font-family="ElstobD" style:font-pitch="variable"/>
    <style:font-face style:name="ElstobD1" svg:font-family="ElstobD" style:font-adornments="Light" style:font-pitch="variable"/>
    <style:font-face style:name="ElstobD" svg:font-family="ElstobD" style:font-adornments="Regular" style:font-pitch="variable"/>
    <style:font-face style:name="ElstobD:onum&amp;pnum" svg:font-family="ElstobD:onum&amp;pnum" style:font-adornments="Regular" style:font-pitch="variable"/>
    <style:font-face style:name="ElstobD:smcp" svg:font-family="ElstobD:smcp" style:font-pitch="variable"/>
    <style:font-face style:name="ElstobD:smcp&amp;onum" svg:font-family="ElstobD:smcp&amp;onum" style:font-pitch="variable"/>
    <style:font-face style:name="ElstobD:smcp&amp;onum&amp;pnum" svg:font-family="ElstobD:smcp&amp;onum&amp;pnum" style:font-pitch="variable"/>
    <style:font-face style:name="ElstobD:ss03&amp;ss10" svg:font-family="ElstobD:ss03&amp;ss10" style:font-pitch="variable"/>
    <style:font-face style:name="ElstobD:ss03&amp;ss10&amp;smcp" svg:font-family="ElstobD:ss03&amp;ss10&amp;smcp" style:font-pitch="variable"/>
    <style:font-face style:name="ElstobD:ss03&amp;ss10&amp;ss11" svg:font-family="ElstobD:ss03&amp;ss10&amp;ss11" style:font-pitch="variable"/>
    <style:font-face style:name="ElstobD:ss08" svg:font-family="ElstobD:ss08" style:font-pitch="variable"/>
    <style:font-face style:name="ElstobD:ss08&amp;ss10" svg:font-family="ElstobD:ss08&amp;ss10" style:font-pitch="variable"/>
    <style:font-face style:name="ElstobD:ss10" svg:font-family="ElstobD:ss10" style:font-pitch="variable"/>
    <style:font-face style:name="ElstobD:ss16" svg:font-family="ElstobD:ss16" style:font-pitch="variable"/>
    <style:font-face style:name="ElstobD:sups&amp;onum" svg:font-family="ElstobD:sups&amp;onum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note">
      <style:text-properties officeooo:rsid="000b72ff" officeooo:paragraph-rsid="000b72ff"/>
    </style:style>
    <style:style style:name="P2" style:family="paragraph" style:parent-style-name="Footnote">
      <style:text-properties officeooo:paragraph-rsid="000829af"/>
    </style:style>
    <style:style style:name="P3" style:family="paragraph" style:parent-style-name="Footnote">
      <style:text-properties officeooo:rsid="0028da9e" officeooo:paragraph-rsid="0028da9e"/>
    </style:style>
    <style:style style:name="P4" style:family="paragraph" style:parent-style-name="Footnote">
      <style:text-properties officeooo:rsid="0029bc75" officeooo:paragraph-rsid="0029bc75"/>
    </style:style>
    <style:style style:name="P5" style:family="paragraph" style:parent-style-name="Headnote">
      <style:paragraph-properties text:number-lines="false" text:line-number="0">
        <style:tab-stops/>
      </style:paragraph-properties>
    </style:style>
    <style:style style:name="P6" style:family="paragraph" style:parent-style-name="Standard">
      <style:paragraph-properties>
        <style:drop-cap style:lines="5" style:style-name="Red"/>
      </style:paragraph-properties>
    </style:style>
    <style:style style:name="P7" style:family="paragraph">
      <style:paragraph-properties fo:margin-left="0.2in" fo:margin-right="0in" fo:margin-top="0in" fo:margin-bottom="0.0701in" fo:text-align="justify" fo:text-indent="-0.1976in">
        <style:tab-stops/>
      </style:paragraph-properties>
      <style:text-properties fo:hyphenate="true"/>
    </style:style>
    <style:style style:name="P8" style:family="paragraph">
      <style:paragraph-properties fo:margin-left="0.2in" fo:margin-right="0in" fo:margin-top="0in" fo:margin-bottom="0.0701in" fo:text-align="justify" fo:text-indent="-0.1976in">
        <style:tab-stops/>
      </style:paragraph-properties>
      <style:text-properties fo:hyphenate="false"/>
    </style:style>
    <style:style style:name="P9" style:family="paragraph">
      <style:paragraph-properties fo:margin-left="0.2in" fo:margin-right="0in" fo:text-align="justify" fo:text-indent="-0.1976in">
        <style:tab-stops/>
      </style:paragraph-properties>
      <style:text-properties fo:hyphenate="true"/>
    </style:style>
    <style:style style:name="P10" style:family="paragraph">
      <loext:graphic-properties draw:fill="solid" draw:fill-color="#fffaf0"/>
      <style:paragraph-properties fo:margin-left="0.2in" fo:margin-right="0in" fo:margin-top="0in" fo:margin-bottom="0.0701in" fo:text-align="justify" fo:text-indent="-0.1976in" style:writing-mode="lr-tb">
        <style:tab-stops/>
      </style:paragraph-properties>
      <style:text-properties fo:color="#50200c" loext:opacity="100%" style:font-name="ElstobD1" fo:font-size="10pt" fo:font-weight="250" style:font-size-asian="10pt" style:font-size-complex="10pt"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8da9e" style:font-style-asian="italic" style:font-style-complex="italic"/>
    </style:style>
    <style:style style:name="T3" style:family="text">
      <style:text-properties officeooo:rsid="000829af"/>
    </style:style>
    <style:style style:name="T4" style:family="text">
      <style:text-properties style:font-name="ElstobD" fo:font-size="10pt" fo:language="zxx" fo:country="none" officeooo:rsid="000829af" style:font-size-asian="10pt" style:font-size-complex="10pt"/>
    </style:style>
    <style:style style:name="T5" style:family="text">
      <style:text-properties style:font-name="ElstobD" fo:font-size="10pt" fo:language="zxx" fo:country="none" officeooo:rsid="0028da9e" style:font-size-asian="10pt" style:font-size-complex="10pt"/>
    </style:style>
    <style:style style:name="T6" style:family="text">
      <style:text-properties style:font-name="ElstobD" fo:font-size="11pt" fo:language="zxx" fo:country="none" officeooo:rsid="00446d2c" style:font-size-asian="11pt" style:font-size-complex="11pt"/>
    </style:style>
    <style:style style:name="T7" style:family="text">
      <style:text-properties style:font-name="ElstobD" fo:font-size="11pt" fo:language="zxx" fo:country="none" officeooo:rsid="00322591" style:font-size-asian="11pt" style:font-size-complex="11pt"/>
    </style:style>
    <style:style style:name="T8" style:family="text">
      <style:text-properties style:font-name="ElstobD:smcp" fo:font-style="italic" style:font-style-asian="italic" style:font-style-complex="italic"/>
    </style:style>
    <style:style style:name="T9" style:family="text">
      <style:text-properties style:font-name="ElstobD:ss08" fo:font-style="italic" officeooo:rsid="0028da9e" style:font-style-asian="italic" style:font-style-complex="italic"/>
    </style:style>
    <style:style style:name="T10" style:family="text">
      <style:text-properties style:font-name="ElstobD:ss08" fo:font-style="italic" officeooo:rsid="000829af" style:font-style-asian="italic" style:font-style-complex="italic"/>
    </style:style>
    <style:style style:name="T11" style:family="text">
      <style:text-properties officeooo:rsid="0028da9e"/>
    </style:style>
    <style:style style:name="T12" style:family="text">
      <style:text-properties style:font-name="ElstobD:ss08&amp;ss10" fo:font-size="14pt" officeooo:rsid="00064140" style:font-size-asian="14pt" style:font-size-complex="14pt"/>
    </style:style>
    <style:style style:name="T13" style:family="text">
      <style:text-properties fo:language="zxx" fo:country="none"/>
    </style:style>
    <style:style style:name="T14" style:family="text">
      <style:text-properties fo:language="zxx" fo:country="none" officeooo:rsid="004b833c"/>
    </style:style>
    <style:style style:name="T15" style:family="text">
      <style:text-properties style:font-name="ElstobD:ss03&amp;ss10&amp;ss11"/>
    </style:style>
    <style:style style:name="T16" style:family="text">
      <style:text-properties style:font-name="ElstobD:ss03&amp;ss10&amp;smcp"/>
    </style:style>
    <style:style style:name="T17" style:family="text">
      <style:text-properties style:font-name="ElstobD:ss03&amp;ss10&amp;smcp" fo:letter-spacing="-0.0016in"/>
    </style:style>
    <style:style style:name="T18" style:family="text">
      <style:text-properties fo:color="#50200c" loext:opacity="100%" style:font-name="ElstobD1" fo:font-size="10pt" fo:font-weight="250" style:font-size-asian="10pt" style:font-size-complex="10pt"/>
    </style:style>
    <style:style style:name="T19" style:family="text">
      <style:text-properties fo:color="#50200c" loext:opacity="100%" style:font-name="ElstobD:smcp" fo:font-size="10pt" fo:font-weight="250" style:font-size-asian="10pt" style:font-size-complex="10pt"/>
    </style:style>
    <style:style style:name="T20" style:family="text">
      <style:text-properties fo:color="#50200c" loext:opacity="100%" style:font-name="ElstobD:smcp&amp;onum" fo:font-size="10pt" fo:font-weight="250" style:font-size-asian="10pt" style:font-size-complex="10pt"/>
    </style:style>
    <style:style style:name="T21" style:family="text">
      <style:text-properties fo:color="#50200c" loext:opacity="100%" style:font-name="ElstobD:ss08" fo:font-size="10pt" fo:font-weight="250" style:font-size-asian="10pt" style:font-size-complex="10pt"/>
    </style:style>
    <style:style style:name="T22" style:family="text">
      <style:text-properties fo:color="#50200c" loext:opacity="100%" style:font-name="ElstobD1" fo:font-size="10pt" fo:font-style="italic" fo:font-weight="250" style:font-size-asian="10pt" style:font-style-asian="italic" style:font-size-complex="10pt" style:font-style-complex="italic"/>
    </style:style>
    <style:style style:name="T23" style:family="text">
      <style:text-properties fo:color="#50200c" loext:opacity="100%" style:font-name="ElstobD1" fo:font-size="10pt" fo:font-weight="250" style:font-size-asian="10pt" style:font-name-complex="ElstobD:ss08" style:font-size-complex="10pt"/>
    </style:style>
    <style:style style:name="T24" style:family="text">
      <style:text-properties fo:color="#50200c" loext:opacity="100%" style:font-name="ElstobD1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25" style:family="text">
      <style:text-properties fo:color="#50200c" loext:opacity="100%" style:font-name="ElstobD1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26" style:family="text">
      <style:text-properties fo:color="#50200c" loext:opacity="100%" style:font-name="ElstobD:ss10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27" style:family="text">
      <style:text-properties fo:color="#50200c" loext:opacity="100%" style:font-name="ElstobD:ss08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28" style:family="text">
      <style:text-properties fo:color="#50200c" loext:opacity="100%" style:font-name="ElstobD:ss08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29" style:family="text">
      <style:text-properties fo:color="#50200c" loext:opacity="100%" style:font-name="ElstobD:ss16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30" style:family="text">
      <style:text-properties fo:color="#50200c" loext:opacity="100%" style:font-name="ElstobD:ss16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31" style:family="text">
      <style:text-properties fo:color="#50200c" loext:opacity="100%" style:font-name="ElstobD:smcp&amp;onum&amp;pnum" fo:font-size="10pt" fo:font-weight="250" style:font-size-asian="10pt" style:font-name-complex="ElstobD:ss08" style:font-size-complex="10pt"/>
    </style:style>
    <style:style style:name="gr1" style:family="graphic">
      <style:graphic-properties draw:stroke="solid" svg:stroke-width="0.0098in" svg:stroke-color="#50200c" draw:marker-start-width="0.15in" draw:marker-end-width="0.15in" draw:fill="solid" draw:fill-color="#fffaf0" fo:min-height="6.2646in" fo:padding-top="0.0402in" fo:padding-bottom="0.0402in" fo:padding-left="0.0402in" fo:padding-right="0.040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Diplomatic transcription of t</text:span><text:span text:style-name="T7">he beginning of the <text:s/>Life of S. Cecilia, from Cambridge, Corpus Christi College, MS 9, fol. 162r–162v, illustrat</text:span><text:span text:style-name="T6">ing</text:span><text:span text:style-name="T7"> a few of the capabilities of the </text:span><text:a xlink:type="simple" xlink:href="https://github.com/psb1558/Elstob-font" text:style-name="Internet_20_link" text:visited-style-name="Visited_20_Internet_20_Link"><text:span text:style-name="T7">Elstob</text:span></text:a><text:span text:style-name="T7"> font for medievalists. For </text:span><text:span text:style-name="T6">more</text:span><text:span text:style-name="T7"> information, see “Features and Charset.pdf.” This document was created with LibreOffice Writer.</text:span></text:p>
      <text:p text:style-name="Standard"><draw:frame text:anchor-type="paragraph" draw:z-index="0" draw:name="Shape1" draw:style-name="gr1" draw:text-style-name="P10" svg:width="2.578in" svg:height="6.3453in" svg:x="4.3583in" svg:y="0.0075in"><draw:text-box><text:p text:style-name="P7"><text:span text:style-name="T18">1–2. apply </text:span><text:span text:style-name="T19">smcp</text:span><text:span text:style-name="T18"> (Small Capitals) OpenType feature, or </text:span><text:span text:style-name="T20">ss20</text:span><text:span text:style-name="T18"> in MS Word.</text:span></text:p><text:p text:style-name="P7"><text:span text:style-name="T18">3–32: apply hist or </text:span><text:span text:style-name="T20">ss03</text:span><text:span text:style-name="T18"> (long s) feature to change s to </text:span><text:span text:style-name="T21">s</text:span><text:span text:style-name="T18">, and </text:span><text:span text:style-name="T20">cv13</text:span><text:span text:style-name="T18"> (Character Variant 13, unavailable in MS Word) for dotless i. For long s subject to the rules of English or French typography, use </text:span><text:span text:style-name="T20">ss08.</text:span></text:p><text:p text:style-name="P7"><text:span text:style-name="T19">1. sc̅e</text:span><text:span text:style-name="T18">: line over </text:span><text:span text:style-name="T19">ce</text:span><text:span text:style-name="T18"> is U+0305, applied between the letters. </text:span><text:span text:style-name="T19">Decbr̄</text:span><text:span text:style-name="T18">: for a macron over any letter, type U+0304 </text:span><text:span text:style-name="T22">after</text:span><text:span text:style-name="T18"> the letter. </text:span><text:span text:style-name="T19">kꝉ</text:span><text:span text:style-name="T18">: ꝉ (or </text:span><text:span text:style-name="T19">ꝉ</text:span><text:span text:style-name="T18">) is U+A749.</text:span></text:p><text:p text:style-name="P7"><text:span text:style-name="T18">4. Raised point (</text:span><text:span text:style-name="T23">·) is U+00B7.</text:span></text:p><text:p text:style-name="P7"><text:span text:style-name="T24">7.</text:span><text:span text:style-name="T25"> -us</text:span><text:span text:style-name="T23"> abbrev. is U+A770, mnemonic &amp;US;. There is also a non-spacing variant (e.g. m᷒ ), U+1DD2 or mnemonic &amp;_us;.</text:span></text:p><text:p text:style-name="P7"><text:span text:style-name="T24">9.</text:span><text:span text:style-name="T25"> eoꝝ</text:span><text:span text:style-name="T23">: ꝝ is U+A75D, mnemonic &amp;ru;.</text:span></text:p><text:p text:style-name="P7"><text:span text:style-name="T23">15. Punctus elevatus (⹎) is U+2E4E, or mnemonic &amp;pe;.</text:span></text:p><text:p text:style-name="P7"><text:span text:style-name="T23">22. The </text:span><text:span text:style-name="T25">est</text:span><text:span text:style-name="T23"> abbrev. (÷) is U+00F7, the division sign.</text:span></text:p><text:p text:style-name="P7"><text:span text:style-name="T24">27. </text:span><text:span text:style-name="T26">qᷓndo</text:span><text:span text:style-name="T23">: Open </text:span><text:span text:style-name="T25">a</text:span><text:span text:style-name="T23"> suspension is U+1DD3, or mnemonic &amp;oa;.</text:span></text:p><text:p text:style-name="P8"><text:span text:style-name="T27">28.</text:span><text:span text:style-name="T28"> </text:span><text:span text:style-name="T26">&amp;pr;</text:span><text:span text:style-name="T28">sequens</text:span><text:span text:style-name="T23">: per abbrev. is U+A751, or mnemonic &amp;pr;.</text:span></text:p><text:p text:style-name="P7"><text:span text:style-name="T29">29.</text:span><text:span text:style-name="T30"> tibor</text:span><text:span text:style-name="T23">: For r rotunda after round characters, </text:span><text:span text:style-name="T31">ss16</text:span><text:span text:style-name="T23">; for r rotunda everywhere, </text:span><text:span text:style-name="T31">ss11</text:span><text:span text:style-name="T23">.</text:span></text:p><text:p text:style-name="P7"><text:span text:style-name="T24">30.</text:span><text:span text:style-name="T25"> -ur</text:span><text:span text:style-name="T23"> abbrev. is U+1DD1, or mnemonic &amp;_ur;.</text:span></text:p><text:p text:style-name="P9"><text:span text:style-name="T24">32.</text:span><text:span text:style-name="T25"> lıƀerauıt</text:span><text:span text:style-name="T23">: ƀ is U+0180.</text:span></text:p></draw:text-box></draw:frame><text:span text:style-name="Red"><text:span text:style-name="T17">Incipit passio sc̅e cecilię quod est x</text:span></text:span><text:span text:style-name="Red"><text:span text:style-name="T17"><text:note text:id="ftn1" text:note-class="footnote"><text:note-citation>1</text:note-citation><text:note-body><text:p text:style-name="P4"><text:span text:style-name="T8">x</text:span> added above the line.</text:p></text:note-body></text:note></text:span></text:span><text:span text:style-name="Red"><text:span text:style-name="T17"> kꝉ. Decbr̄.</text:span></text:span></text:p>
      <text:p text:style-name="P6"><text:span text:style-name="T12">H</text:span>umanas laudes et mortalium<text:line-break/>ınsulas uıdımus aut ére ıncıso<text:line-break/>conscrıptas· aut auro radıantıb:<text:line-break/>lıtterıs· ad posterıtatıs memo<text:line-break/>rıam cōmendatas· Et ısta</text:p>
      <text:p text:style-name="Standard">attendentes mıror quare non erubescım<text:span text:style-name="T14">&amp;US;</text:span></text:p>
      <text:p text:style-name="Standard">mılıtum xpı uıctorıas sılentıo tégere &amp; n̄</text:p>
      <text:p text:style-name="Standard">ad laudem ımperatorıs eo<text:span text:style-name="T14">&amp;ru;</text:span> qualıt̄ pug</text:p>
      <text:p text:style-name="Standard">nauerınt contra hostes &amp; uıcerınt· scetlu lıs <text:note text:id="ftn2" text:note-class="footnote"><text:note-citation>2</text:note-citation><text:note-body><text:p text:style-name="P2"><text:span text:style-name="T5">F</text:span><text:span text:style-name="T4">o</text:span><text:span text:style-name="T5">r</text:span><text:span text:style-name="T11"> </text:span><text:span text:style-name="T10">sedulis</text:span><text:span text:style-name="T3">.</text:span></text:p></text:note-body></text:note></text:p>
      <text:p text:style-name="Standard">saltım uılıbus tradere &amp; ad ıncıtandos</text:p>
      <text:p text:style-name="Standard">anımos bellato<text:span text:style-name="T14">&amp;ru;</text:span> dılıgentıus explıcare·</text:p>
      <text:p text:style-name="Standard">Multa bona talıū narratıonū scrıpta con</text:p>
      <text:p text:style-name="Standard">uertant; Laus deı est cum ısta leguntur·</text:p>
      <text:p text:style-name="Standard">memorıa scō<text:span text:style-name="T14">&amp;ru;</text:span> excolıtur⹎ aedıfıcacıo<text:note text:id="ftn3" text:note-class="footnote"><text:note-citation>3</text:note-citation><text:note-body><text:p text:style-name="P3">Altered from (probably) <text:span text:style-name="T1">aedificatio</text:span>.</text:p></text:note-body></text:note> m̄tıb:</text:p>
      <text:p text:style-name="Standard">tradıtur. honor martırıbus exhıb&amp;ur·</text:p>
      <text:p text:style-name="Standard">Hınc ınfıdelıbus nascıtur meror. ıncredulıs <text:note text:id="ftn4" text:note-class="footnote"><text:note-citation>4</text:note-citation><text:note-body><text:p text:style-name="Footnote"><text:span text:style-name="T1">increduꝉ</text:span>, <text:span text:style-name="T11">with cross of </text:span><text:span text:style-name="T2">l</text:span><text:span text:style-name="T11"> erased and </text:span><text:span text:style-name="T9">is</text:span><text:span text:style-name="T11"> added.</text:span></text:p></text:note-body></text:note></text:p>
      <text:p text:style-name="Standard">lıuor⹎ ındıscıplınatıs angustıa· &amp; scı̄s om̅ıb:</text:p>
      <text:p text:style-name="Standard">cum xpō gaudentıb: solus dıabolus ınge</text:p>
      <text:p text:style-name="Standard">mıscıt.<text:note text:id="ftn5" text:note-class="footnote"><text:note-citation>5</text:note-citation><text:note-body><text:p text:style-name="P1">Altered from <text:span text:style-name="T1">ingemescit</text:span>.</text:p></text:note-body></text:note> quı uıd&amp; pugnā suā eo usq: armıs</text:p>
      <text:p text:style-name="Standard">celestıbus debellatā· ut ex ıpsa pugna ılle</text:p>
      <text:p text:style-name="Standard">melıus uıctor exıster&amp; quı putat<text:span text:style-name="T13">&amp;US;</text:span> ÷ uıct<text:span text:style-name="T13">&amp;US;</text:span>;</text:p>
      <text:p text:style-name="Standard">Denıq: putabat se tunc hostıs scōs deı occı</text:p>
      <text:p text:style-name="Standard">dendo uıncere· ıllı autē melıus occısı uın</text:p>
      <text:p text:style-name="Standard">cebant· Int̄rogatı ılıco confıtebantur· dā</text:p>
      <text:p text:style-name="Standard">natı grās referebant; <text:span text:style-name="T13">S</text:span>ıc denıq: legımus</text:p>
      <text:p text:style-name="Standard">antıquas dn̄ı uıctorıas celebratas· q<text:span text:style-name="T13">&amp;_oa;</text:span>n<text:span text:style-name="T13">d</text:span>o</text:p>
      <text:p text:style-name="Standard">dıx̄ ınımıcus <text:span text:style-name="T14">&amp;pr;</text:span>sequens comp̄hendā· par</text:p>
      <text:p text:style-name="Standard"><text:span text:style-name="T15">tıbor</text:span> spolıa· replebo anımā meā· Int̄fıcıā</text:p>
      <text:p text:style-name="Standard">gladıo meo· domınabıt&amp;_rr; man<text:span text:style-name="T14">&amp;US;</text:span> mea· <text:span text:style-name="T13">S</text:span>ed</text:p>
      <text:p text:style-name="Standard">extendıt dexterā suā &amp; deuorauıt eos  t̄ra·</text:p>
      <text:p text:style-name="Standard">&amp; popꝉm suum sanguınıs suı pr<text:span text:style-name="T13">&amp;</text:span>ıo lıƀerauı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ElstobD2" svg:font-family="ElstobD" style:font-pitch="variable"/>
    <style:font-face style:name="ElstobD1" svg:font-family="ElstobD" style:font-adornments="Light" style:font-pitch="variable"/>
    <style:font-face style:name="ElstobD" svg:font-family="ElstobD" style:font-adornments="Regular" style:font-pitch="variable"/>
    <style:font-face style:name="ElstobD:onum&amp;pnum" svg:font-family="ElstobD:onum&amp;pnum" style:font-adornments="Regular" style:font-pitch="variable"/>
    <style:font-face style:name="ElstobD:smcp" svg:font-family="ElstobD:smcp" style:font-pitch="variable"/>
    <style:font-face style:name="ElstobD:smcp&amp;onum" svg:font-family="ElstobD:smcp&amp;onum" style:font-pitch="variable"/>
    <style:font-face style:name="ElstobD:smcp&amp;onum&amp;pnum" svg:font-family="ElstobD:smcp&amp;onum&amp;pnum" style:font-pitch="variable"/>
    <style:font-face style:name="ElstobD:ss03&amp;ss10" svg:font-family="ElstobD:ss03&amp;ss10" style:font-pitch="variable"/>
    <style:font-face style:name="ElstobD:ss03&amp;ss10&amp;smcp" svg:font-family="ElstobD:ss03&amp;ss10&amp;smcp" style:font-pitch="variable"/>
    <style:font-face style:name="ElstobD:ss03&amp;ss10&amp;ss11" svg:font-family="ElstobD:ss03&amp;ss10&amp;ss11" style:font-pitch="variable"/>
    <style:font-face style:name="ElstobD:ss08" svg:font-family="ElstobD:ss08" style:font-pitch="variable"/>
    <style:font-face style:name="ElstobD:ss08&amp;ss10" svg:font-family="ElstobD:ss08&amp;ss10" style:font-pitch="variable"/>
    <style:font-face style:name="ElstobD:ss10" svg:font-family="ElstobD:ss10" style:font-pitch="variable"/>
    <style:font-face style:name="ElstobD:ss16" svg:font-family="ElstobD:ss16" style:font-pitch="variable"/>
    <style:font-face style:name="ElstobD:sups&amp;onum" svg:font-family="ElstobD:sups&amp;onum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lstobD:ss03&amp;ss10" fo:font-family="ElstobD:ss03&amp;ss10" style:font-pitch="variable" fo:font-size="14pt" fo:language="zxx" fo:country="none" fo:font-style="normal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note" style:family="paragraph" style:parent-style-name="Standard" style:master-page-name="">
      <style:paragraph-properties fo:margin-left="0in" fo:margin-right="0in" fo:margin-top="0in" fo:margin-bottom="0.2in" style:contextual-spacing="false" fo:text-align="justify" style:justify-single-word="false" fo:hyphenation-ladder-count="no-limit" fo:text-indent="0in" style:auto-text-indent="false" style:page-number="auto"/>
      <style:text-properties fo:color="#50200c" loext:opacity="100%" fo:font-size="11pt" fo:hyphenate="true" fo:hyphenation-remain-char-count="2" fo:hyphenation-push-char-count="2" loext:hyphenation-no-caps="false"/>
    </style:style>
    <style:style style:name="Footnote_20_Symbol" style:display-name="Footnote Symbol" style:family="text">
      <style:text-properties style:font-name="ElstobD:onum&amp;pnum" fo:font-family="ElstobD:onum&amp;pnum" style:font-style-name="Regular" style:font-pitch="variable"/>
    </style:style>
    <style:style style:name="Footnote_20_anchor" style:display-name="Footnote anchor" style:family="text">
      <style:text-properties style:text-position="0% 100%" style:font-name="ElstobD:sups&amp;onum" fo:font-family="ElstobD:sups&amp;onum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titled1" style:family="text">
      <style:text-properties style:font-name="ElstobD1" fo:font-family="ElstobD" style:font-style-name="Light" style:font-pitch="variable" fo:font-weight="250"/>
    </style:style>
    <style:style style:name="Thin" style:family="text">
      <style:text-properties fo:color="#8d281e" loext:opacity="100%" style:font-name="ElstobD1" fo:font-family="ElstobD" style:font-style-name="Light" style:font-pitch="variable" fo:font-weight="250"/>
    </style:style>
    <style:style style:name="Numbering_20_Symbols" style:display-name="Numbering Symbols" style:family="text"/>
    <style:style style:name="Line_20_numbering" style:display-name="Line numbering" style:family="text">
      <style:text-properties style:font-name="ElstobD:onum&amp;pnum" fo:font-family="ElstobD:onum&amp;pnum" style:font-style-name="Regular" style:font-pitch="variable" fo:font-size="14pt" fo:font-weight="250"/>
    </style:style>
    <style:style style:name="Red" style:family="text">
      <style:text-properties fo:color="#8d281e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9T13:16:59.559896802</meta:creation-date>
    <meta:print-date>2020-09-30T21:55:08.004520404</meta:print-date>
    <dc:date>2020-11-27T14:24:16.308070388</dc:date>
    <meta:editing-duration>PT16H17M7S</meta:editing-duration>
    <meta:editing-cycles>38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34" meta:word-count="260" meta:character-count="1734" meta:non-whitespace-character-count="1507"/>
  </office:meta>
</office:document-meta>
</file>